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Roboto, Oxygen, Ubuntu, Cantarell, 'Open Sans', 'Helvetica Neue', sans-serif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Text_20_body">
      <style:text-properties fo:font-size="9pt" style:font-size-asian="9pt" style:font-size-complex="9pt"/>
    </style:style>
    <style:style style:name="P3" style:family="paragraph">
      <style:text-properties fo:font-size="9pt" style:font-size-asian="9pt" style:font-size-complex="9pt"/>
    </style:style>
    <style:style style:name="P4" style:family="paragraph" style:list-style-name="L1">
      <style:text-properties fo:font-size="9pt" style:font-size-asian="9pt" style:font-size-complex="9pt"/>
    </style:style>
    <style:style style:name="P5" style:family="paragraph" style:list-style-name="L2">
      <style:text-properties fo:font-size="9pt" style:font-size-asian="9pt" style:font-size-complex="9pt"/>
    </style:style>
    <style:style style:name="P6" style:family="paragraph">
      <style:text-properties fo:font-size="9pt" style:font-size-asian="9pt" style:font-size-complex="9pt"/>
    </style:style>
    <style:style style:name="P7" style:family="paragraph" style:parent-style-name="Heading_20_4">
      <style:text-properties fo:font-size="9pt" style:font-size-asian="9pt" style:font-size-complex="9pt"/>
    </style:style>
    <style:style style:name="P8" style:family="paragraph">
      <style:text-properties fo:font-size="9pt" style:font-size-asian="9pt" style:font-size-complex="9pt"/>
    </style:style>
    <style:style style:name="P9" style:family="paragraph" style:parent-style-name="Quotations">
      <style:text-properties fo:font-size="9pt" style:font-size-asian="9pt" style:font-size-complex="9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="medium-content-sans-serif-font" fo:font-size="24pt" fo:font-style="normal" fo:font-weight="bold"/>
    </style:style>
    <style:style style:name="T3" style:family="text">
      <style:text-properties fo:font-variant="normal" fo:text-transform="none" style:font-name="medium-content-sans-serif-font" fo:font-size="18pt" fo:font-style="normal" fo:font-weight="bold"/>
    </style:style>
    <style:style style:name="T4" style:family="text">
      <style:text-properties fo:font-variant="normal" fo:text-transform="none" style:font-name="medium-content-serif-font" fo:font-size="15.75pt" fo:font-style="normal" fo:font-weight="normal"/>
    </style:style>
    <style:style style:name="T5" style:family="text">
      <style:text-properties fo:font-variant="normal" fo:text-transform="none" style:font-name="medium-content-serif-font" fo:font-size="15.75pt" fo:letter-spacing="normal" fo:font-style="normal" fo:font-weight="normal"/>
    </style:style>
    <style:style style:name="T6" style:family="text">
      <style:text-properties fo:font-variant="normal" fo:text-transform="none" style:text-line-through-style="none" style:font-name="medium-content-serif-font" fo:font-size="15.75pt" fo:font-style="normal" style:text-underline-style="none" fo:font-weight="normal" style:text-blinking="false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style:font-name="medium-content-serif-font" fo:font-size="15.75pt" fo:font-style="italic" fo:font-weight="normal"/>
    </style:style>
    <style:style style:name="T9" style:family="text">
      <style:text-properties style:font-name="medium-content-serif-font" fo:font-size="15.75pt" fo:letter-spacing="normal" fo:font-weight="normal"/>
    </style:style>
    <style:style style:name="T10" style:family="text">
      <style:text-properties fo:letter-spacing="normal"/>
    </style:style>
    <style:style style:name="T11" style:family="text">
      <style:text-properties style:text-line-through-style="none" style:font-name="medium-content-serif-font" fo:font-size="15.75pt" fo:font-style="italic" style:text-underline-style="none" fo:font-weight="normal" style:text-blinking="fals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3"><text:bookmark text:name="11ca"/>Congruence of Goals and Confidence in Achieving Them</text:h>
      <text:p text:style-name="P2"><text:bookmark text:name="77aa"/>In order to have confidence and emotional well-being, you need four things related to your goals:</text:p>
      <text:list xml:id="list4428853650457479521" text:style-name="L1">
        <text:list-item>
          <text:p><text:bookmark text:name="d8c4"/>Your goals need to be intrinsically meaningful to you</text:p>
        </text:list-item>
        <text:list-item>
          <text:p><text:bookmark text:name="f240"/>You need to have trust in your knowledge and abilities to achieve your goals</text:p>
        </text:list-item>
        <text:list-item>
          <text:p><text:bookmark text:name="297d"/>You need to be moving toward your goals at a speed you are happy with</text:p>
        </text:list-item>
        <text:list-item>
          <text:p><text:bookmark text:name="62d4"/>You need to consistently attain/achieve your goals</text:p>
        </text:list-item>
      </text:list>
      <text:h text:style-name="P7" text:outline-level="4"><text:bookmark text:name="4baa"/>You Must Actually Be Achieving Your Goals, Consistently and Frequently</text:h>
      <text:p text:style-name="P2"><text:bookmark text:name="fccc"/>The only true way to experience congruence and confidence in yourself is to consistently achieve your goals. The process is simple, but difficult:</text:p>
      <text:list xml:id="list6381875561836152638" text:style-name="L2">
        <text:list-item>
          <text:p><text:bookmark text:name="6aec"/>Remove dysergistic goals, which primarily come from a lack of personal honesty or seeking social approval</text:p>
        </text:list-item>
        <text:list-item>
          <text:p><text:bookmark text:name="4f33"/>Pursue goals that are intrinsically motivating (giving you a strong why)</text:p>
        </text:list-item>
        <text:list-item>
          <text:p><text:bookmark text:name="ac5a"/>Develop an approach — rather than avoid — orientation in order to activate positive emotions and behaviors</text:p>
        </text:list-item>
        <text:list-item>
          <text:p><text:bookmark text:name="e3cf"/>Find effective ways at achieving your goals fast</text:p>
        </text:list-item>
      </text:list>
      <text:p text:style-name="P2"><text:bookmark text:name="f091"/>Simple, but not easy.</text:p>
      <text:p text:style-name="P2"><text:bookmark text:name="1cfe"/>Completely possible though.</text:p>
      <text:h text:style-name="P7" text:outline-level="4"><text:bookmark text:name="8401"/>You Get What You Ask from Life, No More and No Less</text:h>
      <text:p text:style-name="P2"><text:bookmark text:name="a5de"/>Tony Robbins tells the story of being confronted by a homeless person on the street. The man asked Tony if he had a quarter.</text:p>
      <text:p text:style-name="P2"><text:bookmark text:name="0059"/>Tony thought for a moment and responded, “Is that all you really want? A quarter?”</text:p>
      <text:p text:style-name="P2"><text:bookmark text:name="1f31"/>The man responded, “Yes sir! Absolutely! That’s all I need.”</text:p>
      <text:p text:style-name="P2"><text:bookmark text:name="500b"/>Tony shrugged as he dug his hand into his pocket. He pulled out a quarter and held it in front of the man’s face. “You get what you ask from life, no more and no less,” Tony said to the man.</text:p>
      <text:p text:style-name="P2"><text:bookmark text:name="b964"/>Puzzled, the man took the quarter, stared at it for a while, looked back at Tony, and slowly walked away.</text:p>
      <text:p text:style-name="P2"><text:bookmark text:name="9441"/>Hence, Tony’s mantra: “Remember: we all get what we tolerate.”</text:p>
      <text:p text:style-name="P2"><text:bookmark text:name="3124"/>Your life is a reflection of what you’re willing to tolerate. If you have dysfunction relationships, that’s because you’ve tolerated dysfunctional relationships.</text:p>
      <text:p text:style-name="P2"><text:bookmark text:name="ee28"/>If you struggle with money, that’s because you tolerate not being financially free.</text:p>
      <text:p text:style-name="P2"><text:bookmark text:name="0b5f"/>Your life reflects your personal standards, or the standards of society which you bought-into.</text:p>
      <text:p text:style-name="P2"><text:bookmark text:name="b8ca"/>The beautiful thing is, you don’t have to settle any longer. You can hold yourself and those around you to a higher standard. But it must start with you. If you want more love in your life, you must give more love. People, and life in general, is a mirror pointing back exactly what you put out.</text:p>
      <text:p text:style-name="P2"><text:bookmark text:name="a323"/>Your Emotions Determine Your Physiology</text:p>
      <text:p text:style-name="P9"><text:bookmark text:name="cbf3"/>“Pain and other chronic symptoms are physical manifestations of unresolved internal conflict. Symptoms surface as the instinctual mechanism for self-survival. They are messages from the inner self wanting to be heard, but ego takes center-stage, and hides the truth within the shadows of the unconscious mind: which is the body.” — Stephen Ozanich</text:p>
      <text:p text:style-name="P2"><text:bookmark text:name="68a8"/>Illness and continued pain, like back pain, is often bottled internal tension. It’s an emotional problem that has become a physical problem. The roots are purely emotional. Fix the emotions and the body will heal itself.</text:p>
      <text:p text:style-name="P2"><text:bookmark text:name="695d"/>The body is a powerful machine. It’s very nature is to rapidly heal itself. But your emotional inner-drama won’t let it heal.</text:p>
      <text:p text:style-name="P1"/>
      <text:h text:outline-level="3"><text:bookmark text:name="1fab"/>What You Put in Your Body Matters</text:h>
      <text:p text:style-name="P2"><text:bookmark text:name="7b83"/>“When a man makes his thoughts pure, he no longer desires impure food.” — James Allen</text:p>
      <text:p text:style-name="P1"> “The food you eat either makes you more healthy or less healthy. Those are your options.”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Roboto, Oxygen, Ubuntu, Cantarell, 'Open Sans', 'Helvetica Neue', sans-serif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i jo</meta:initial-creator>
    <meta:creation-date>2016-09-01T12:44:46.59</meta:creation-date>
    <meta:document-statistic meta:table-count="0" meta:image-count="0" meta:object-count="0" meta:page-count="1" meta:paragraph-count="32" meta:word-count="565" meta:character-count="3251"/>
    <dc:date>2016-09-01T13:19:19.02</dc:date>
    <dc:creator>lei jo</dc:creator>
    <meta:editing-duration>PT4M11S</meta:editing-duration>
    <meta:editing-cycles>1</meta:editing-cycles>
    <meta:generator>OpenOffice/4.1.2$Win32 OpenOffice.org_project/412m3$Build-9782</meta:generator>
  </office:meta>
</office:document-meta>
</file>